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style:font-name="Cantarell" fo:language="en" fo:country="AU" officeooo:rsid="000f2de7" officeooo:paragraph-rsid="000f2de7"/>
    </style:style>
    <style:style style:name="P2" style:family="paragraph" style:parent-style-name="Standard" style:list-style-name="L1">
      <style:text-properties style:font-name="Cantarell" fo:language="en" fo:country="AU" officeooo:rsid="00110867" officeooo:paragraph-rsid="00110867"/>
    </style:style>
    <style:style style:name="P3" style:family="paragraph" style:parent-style-name="Standard">
      <style:text-properties style:font-name="Cantarell" fo:language="en" fo:country="AU" officeooo:rsid="00110867" officeooo:paragraph-rsid="00110867"/>
    </style:style>
    <style:style style:name="P4" style:family="paragraph" style:parent-style-name="Standard">
      <style:text-properties style:font-name="Charter" fo:language="en" fo:country="AU"/>
    </style:style>
    <style:style style:name="P5" style:family="paragraph" style:parent-style-name="Heading_20_1">
      <style:text-properties style:font-name="Cantarell" fo:font-size="12pt" fo:language="en" fo:country="AU" officeooo:rsid="000f2de7" officeooo:paragraph-rsid="000f2de7" style:font-name-asian="HG Mincho Light J" style:font-size-asian="12pt" style:font-name-complex="Tahoma" style:font-size-complex="12pt"/>
    </style:style>
    <style:style style:name="P6" style:family="paragraph" style:parent-style-name="Heading_20_2">
      <style:text-properties style:font-name="Cantarell" fo:font-size="12pt" fo:language="en" fo:country="AU" style:font-size-asian="12pt" style:font-size-complex="12pt"/>
    </style:style>
    <style:style style:name="P7" style:family="paragraph" style:parent-style-name="Heading_20_2">
      <style:text-properties style:font-name="Cantarell" fo:language="en" fo:country="AU"/>
    </style:style>
    <style:style style:name="T1" style:family="text">
      <style:text-properties officeooo:rsid="00110867"/>
    </style:style>
    <style:style style:name="T2" style:family="text">
      <style:text-properties fo:font-size="10pt" officeooo:rsid="00110867"/>
    </style:style>
    <style:style style:name="T3" style:family="text">
      <style:text-properties fo:font-size="12pt" style:font-size-asian="12pt" style:font-size-complex="12pt"/>
    </style:style>
    <style:style style:name="T4" style:family="text">
      <style:text-properties officeooo:rsid="0011cbc3"/>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Ingredients</text:h>
      <text:p text:style-name="P1">1 pound dried pasta</text:p>
      <text:p text:style-name="P1">1 small clove garlic</text:p>
      <text:p text:style-name="P1">¼ cup pine nuts</text:p>
      <text:p text:style-name="P1">3 cups loosely packed fresh basil leaves, washed</text:p>
      <text:p text:style-name="P1">salt and pepper</text:p>
      <text:p text:style-name="P1"><text:span text:style-name="T2">2/3</text:span><text:span text:style-name="T1"> </text:span>cup plus 1 tablespoon extra-virgin olive oil</text:p>
      <text:p text:style-name="P1">¼ cup grated Parmesan</text:p>
      <text:h text:style-name="P7" text:outline-level="2"><text:span text:style-name="T3">Method</text:span></text:h>
      <text:list xml:id="list1692205982862157534" text:style-name="L1">
        <text:list-item>
          <text:p text:style-name="P2">Cook the pasta according to the package directions.</text:p>
        </text:list-item>
        <text:list-item>
          <text:p text:style-name="P2">Place the garlic, pine nuts, basil, <text:span text:style-name="T4">½</text:span> teaspoon salt, and <text:span text:style-name="T4">¼ </text:span>pepper in the bowl of a food processor and pulse to combine. </text:p>
        </text:list-item>
        <text:list-item>
          <text:p text:style-name="P2">While the machine is running, drizzle in the oil through the feed tube, stopping occasionally to scrape down the sides. </text:p>
        </text:list-item>
        <text:list-item>
          <text:p text:style-name="P2">Transfer to a bowl and stir in the Parmesan.</text:p>
        </text:list-item>
        <text:list-item>
          <text:p text:style-name="P2">Divide the pasta among bowls and spoon the pesto over the top.</text:p>
        </text:list-item>
      </text:list>
      <text:p text:style-name="P4"/>
      <text:p text:style-name="P3">Serves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Cantarell" fo:font-size="12pt" fo:language="en" fo:country="AU" officeooo:rsid="000f2de7" officeooo:paragraph-rsid="000f2de7"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bookmark-start text:name="__DdeLink__28_1043357707"/>Basil Pesto Pasta<text:bookmark-end text:name="__DdeLink__28_1043357707"/></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6-03-05T13:07:57.418035602</meta:creation-date>
    <dc:language>en-AU</dc:language>
    <meta:editing-cycles>3</meta:editing-cycles>
    <meta:editing-duration>PT9M23S</meta:editing-duration>
    <meta:initial-creator>Frank Jung</meta:initial-creator>
    <dc:date>2016-03-05T13:17:18.805827447</dc:date>
    <dc:creator>Frank Jung</dc:creator>
    <meta:document-statistic meta:table-count="0" meta:image-count="0" meta:object-count="0" meta:page-count="1" meta:paragraph-count="16" meta:word-count="119" meta:character-count="635" meta:non-whitespace-character-count="535"/>
    <meta:user-defined meta:name="Info 1"/>
    <meta:user-defined meta:name="Info 2"/>
    <meta:user-defined meta:name="Info 3"/>
    <meta:user-defined meta:name="Info 4"/>
  </office:meta>
</office:document-meta>
</file>